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2c1" officeooo:paragraph-rsid="000cd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evOps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01:30:53.848000000</meta:creation-date>
    <dc:date>2022-08-20T01:31:41.433000000</dc:date>
    <meta:editing-duration>PT4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2.1.2$Windows_X86_64 LibreOffice_project/87b77fad49947c1441b67c559c339af8f3517e22</meta:generator>
  </office:meta>
</office:document-meta>
</file>